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40891"/>
    </style:style>
    <style:style style:name="P2" style:family="paragraph" style:parent-style-name="Title">
      <style:text-properties officeooo:paragraph-rsid="00040891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officeooo:paragraph-rsid="0011b53d"/>
    </style:style>
    <style:style style:name="P7" style:family="paragraph" style:parent-style-name="Heading_20_1">
      <style:paragraph-properties fo:break-before="page"/>
      <style:text-properties officeooo:rsid="0011b53d" officeooo:paragraph-rsid="0011b53d"/>
    </style:style>
    <style:style style:name="P8" style:family="paragraph" style:parent-style-name="Heading_20_1" style:list-style-name="">
      <style:text-properties officeooo:rsid="0011b53d" officeooo:paragraph-rsid="0011b53d"/>
    </style:style>
    <style:style style:name="P9" style:family="paragraph" style:parent-style-name="Heading_20_2">
      <style:text-properties officeooo:rsid="0011b53d" officeooo:paragraph-rsid="0011b53d"/>
    </style:style>
    <style:style style:name="P10" style:family="paragraph" style:parent-style-name="Heading_20_2">
      <style:paragraph-properties fo:break-before="page"/>
      <style:text-properties officeooo:rsid="0011b53d" officeooo:paragraph-rsid="0011b53d"/>
    </style:style>
    <style:style style:name="P11" style:family="paragraph" style:parent-style-name="Heading_20_2" style:list-style-name="">
      <style:text-properties officeooo:rsid="0011b53d" officeooo:paragraph-rsid="0011b53d"/>
    </style:style>
    <style:style style:name="P12" style:family="paragraph" style:parent-style-name="Text_20_body">
      <style:text-properties officeooo:paragraph-rsid="0011b53d"/>
    </style:style>
    <style:style style:name="P13" style:family="paragraph" style:parent-style-name="Text_20_body">
      <style:text-properties officeooo:rsid="00128770" officeooo:paragraph-rsid="00128770"/>
    </style:style>
    <style:style style:name="P14" style:family="paragraph" style:parent-style-name="Text_20_body" style:list-style-name="L1">
      <style:text-properties officeooo:rsid="00128770" officeooo:paragraph-rsid="00128770"/>
    </style:style>
    <style:style style:name="P15" style:family="paragraph" style:parent-style-name="Text_20_body">
      <style:text-properties officeooo:paragraph-rsid="00128770"/>
    </style:style>
    <style:style style:name="P16" style:family="paragraph" style:parent-style-name="Text_20_body">
      <style:text-properties officeooo:paragraph-rsid="0012c8d4"/>
    </style:style>
    <style:style style:name="P17" style:family="paragraph" style:parent-style-name="Text_20_body">
      <style:text-properties officeooo:rsid="00154e94" officeooo:paragraph-rsid="00154e94"/>
    </style:style>
    <style:style style:name="P18" style:family="paragraph" style:parent-style-name="Text_20_body">
      <style:text-properties officeooo:paragraph-rsid="00154e94"/>
    </style:style>
    <style:style style:name="P19" style:family="paragraph" style:parent-style-name="Text_20_body">
      <style:text-properties officeooo:rsid="0015e707" officeooo:paragraph-rsid="0015e707"/>
    </style:style>
    <style:style style:name="P20" style:family="paragraph" style:parent-style-name="Text_20_body">
      <style:paragraph-properties fo:text-align="start" style:justify-single-word="false"/>
      <style:text-properties officeooo:paragraph-rsid="0015e707"/>
    </style:style>
    <style:style style:name="P21" style:family="paragraph" style:parent-style-name="Text_20_body">
      <style:text-properties officeooo:paragraph-rsid="00171b67"/>
    </style:style>
    <style:style style:name="P22" style:family="paragraph" style:parent-style-name="Text_20_body">
      <style:text-properties officeooo:paragraph-rsid="00195634"/>
    </style:style>
    <style:style style:name="P23" style:family="paragraph" style:parent-style-name="Text_20_body">
      <style:text-properties officeooo:rsid="00195634" officeooo:paragraph-rsid="00195634"/>
    </style:style>
    <style:style style:name="T1" style:family="text">
      <style:text-properties officeooo:rsid="0011a786"/>
    </style:style>
    <style:style style:name="T2" style:family="text">
      <style:text-properties officeooo:rsid="00128770"/>
    </style:style>
    <style:style style:name="T3" style:family="text">
      <style:text-properties officeooo:rsid="0012c8d4"/>
    </style:style>
    <style:style style:name="T4" style:family="text">
      <style:text-properties style:text-underline-style="none" fo:font-weight="bold" officeooo:rsid="0012c8d4" style:font-weight-asian="bold" style:font-weight-complex="bold"/>
    </style:style>
    <style:style style:name="T5" style:family="text">
      <style:text-properties style:text-underline-style="none" fo:font-weight="normal" officeooo:rsid="0012c8d4" style:font-weight-asian="normal" style:font-weight-complex="normal"/>
    </style:style>
    <style:style style:name="T6" style:family="text">
      <style:text-properties style:text-underline-style="none" officeooo:rsid="0012c8d4"/>
    </style:style>
    <style:style style:name="T7" style:family="text">
      <style:text-properties officeooo:rsid="00154e94"/>
    </style:style>
    <style:style style:name="T8" style:family="text">
      <style:text-properties officeooo:rsid="0015e707"/>
    </style:style>
    <style:style style:name="T9" style:family="text">
      <style:text-properties officeooo:rsid="00171b67"/>
    </style:style>
    <style:style style:name="T10" style:family="text">
      <style:text-properties officeooo:rsid="0017eee2"/>
    </style:style>
    <style:style style:name="T11" style:family="text">
      <style:text-properties officeooo:rsid="0019563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P2"><text:span text:style-name="T1">COMPLIANCE ASSESSMENT</text:span> </text:p>
      <text:table-of-content text:style-name="Sect1" text:protected="true" text:name="Table des matières1">
        <text:table-of-content-source text:outline-level="10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 text:protected="true">
            <text:p text:style-name="P5">Table des matières</text:p>
          </text:index-title>
          <text:p text:style-name="P3"><text:a xlink:type="simple" xlink:href="#__RefHeading___Toc106_2063782539" text:style-name="Index_20_Link" text:visited-style-name="Index_20_Link">1 Description générale de l’architecture<text:tab/>3</text:a></text:p>
          <text:p text:style-name="P3"><text:a xlink:type="simple" xlink:href="#__RefHeading___Toc296_4124893462" text:style-name="Index_20_Link" text:visited-style-name="Index_20_Link">2 Liste de contrôle de l’architecture terminée<text:tab/>3</text:a></text:p>
          <text:p text:style-name="P4"><text:a xlink:type="simple" xlink:href="#__RefHeading___Toc306_4124893462" text:style-name="Index_20_Link" text:visited-style-name="Index_20_Link">2.1 Composants logiciels<text:tab/>3</text:a></text:p>
          <text:p text:style-name="P4"><text:a xlink:type="simple" xlink:href="#__RefHeading___Toc304_4124893462" text:style-name="Index_20_Link" text:visited-style-name="Index_20_Link">2.2 Services ou composants tiers logiciels<text:tab/>3</text:a></text:p>
          <text:p text:style-name="P4"><text:a xlink:type="simple" xlink:href="#__RefHeading___Toc302_4124893462" text:style-name="Index_20_Link" text:visited-style-name="Index_20_Link">2.3 Gestion des données<text:tab/>3</text:a></text:p>
          <text:p text:style-name="P4"><text:a xlink:type="simple" xlink:href="#__RefHeading___Toc300_4124893462" text:style-name="Index_20_Link" text:visited-style-name="Index_20_Link">2.4 Infrastructure<text:tab/>3</text:a></text:p>
          <text:p text:style-name="P4"><text:a xlink:type="simple" xlink:href="#__RefHeading___Toc298_4124893462" text:style-name="Index_20_Link" text:visited-style-name="Index_20_Link">2.5 Sécurité<text:tab/>3</text:a></text:p>
        </text:index-body>
      </text:table-of-content>
      <text:p text:style-name="P1"/>
      <text:h text:style-name="P7" text:outline-level="1"><text:bookmark-start text:name="__RefHeading___Toc106_2063782539"/>Description générale de l’architecture<text:bookmark-end text:name="__RefHeading___Toc106_2063782539"/></text:h>
      <text:p text:style-name="P6"/>
      <text:p text:style-name="P6"><text:tab/><text:span text:style-name="T11">L’architecture a développer pour le projet repose sur trois composantes distinctes aillant une fonction bien définie. </text:span></text:p>
      <text:p text:style-name="P23"><text:tab/>Notre première est le Front-end. C’est cette partie qui constitue l’Interface Homme Machine (IHM) que l’utilisateur pilotera.</text:p>
      <text:p text:style-name="P23">Nous utiliserons Angular ainsi que Node pour la réaliser.</text:p>
      <text:p text:style-name="P23"><text:tab/>La seconde est le Back-end. Elle réalise l’interface entre la base de données et le Front-end. C’est elle qui demande les informations à la base de données et les traite avant de les renvoyer vers le Front-end.</text:p>
      <text:p text:style-name="P23">Elle utilisera Spring-boot, Maven ainsi que Java pour être développée.</text:p>
      <text:p text:style-name="P22"><text:span text:style-name="T11"><text:tab/>Enfin la base de données utilisera MySql pour créer le serveur et gérer l’accès au données, accès réalisé depuis le back-end.</text:span></text:p>
      <text:h text:style-name="P8" text:outline-level="1"/>
      <text:h text:style-name="P7" text:outline-level="1"><text:bookmark-start text:name="__RefHeading___Toc296_4124893462"/>Liste de contrôle de l’architecture terminée<text:bookmark-end text:name="__RefHeading___Toc296_4124893462"/></text:h>
      <text:p text:style-name="P6"/>
      <text:h text:style-name="P9" text:outline-level="2"><text:bookmark-start text:name="__RefHeading___Toc306_4124893462"/>Composants logiciels<text:bookmark-end text:name="__RefHeading___Toc306_4124893462"/></text:h>
      <text:p text:style-name="P6"/>
      <text:p text:style-name="P6"><text:tab/><text:span text:style-name="T2">Des tests unitaires seront mis en place pour attester de la qualité de la couche logicielle développée. </text:span></text:p>
      <text:p text:style-name="P13">Ces tests seront effectués à trois niveaux : </text:p>
      <text:list text:style-name="L1">
        <text:list-item>
          <text:p text:style-name="P14">test unitaire : isolation d’une fonction</text:p>
        </text:list-item>
        <text:list-item>
          <text:p text:style-name="P14">test d’intégration : isolation d’une classe</text:p>
        </text:list-item>
        <text:list-item>
          <text:p text:style-name="P14">test end to end : reproduction du comportement utilisateur</text:p>
        </text:list-item>
      </text:list>
      <text:p text:style-name="P15"><text:span text:style-name="T2">L’ensemble de ces tests est un gage de qualité pour l’application.</text:span></text:p>
      <text:h text:style-name="P9" text:outline-level="2"><text:bookmark-start text:name="__RefHeading___Toc304_4124893462"/>Services ou composants tiers logiciels<text:bookmark-end text:name="__RefHeading___Toc304_4124893462"/></text:h>
      <text:p text:style-name="P6"/>
      <text:p text:style-name="P6"><text:tab/><text:span text:style-name="T3">Les composants externes au projet et donc développés par une équipe extérieure n</text:span><text:span text:style-name="T10">e</text:span><text:span text:style-name="T3"> seront pas remis en cause. </text:span></text:p>
      <text:p text:style-name="P16"><text:span text:style-name="T3">Pour assurer la qualité de chaque composants externes utilisés, no</text:span><text:span text:style-name="T6">us choisirons des versions spécifiques dites </text:span><text:span text:style-name="T4">stables</text:span><text:span text:style-name="T5">. Ce terme signifie qu’elles sont dépourvues de bugs et fonctionnelles.</text:span></text:p>
      <text:h text:style-name="P9" text:outline-level="2"><text:bookmark-start text:name="__RefHeading___Toc302_4124893462"/>Gestion des données<text:bookmark-end text:name="__RefHeading___Toc302_4124893462"/></text:h>
      <text:p text:style-name="P6"/>
      <text:p text:style-name="P6"><text:tab/><text:span text:style-name="T7">Certaines données comme un mot de passe ser</text:span><text:span text:style-name="T10">ont</text:span><text:span text:style-name="T7"> encrypté</text:span><text:span text:style-name="T10">s</text:span><text:span text:style-name="T7"> avant d’être stocké</text:span><text:span text:style-name="T10">s</text:span><text:span text:style-name="T7"> dans la base de données. </text:span></text:p>
      <text:p text:style-name="P18"><text:span text:style-name="T7">Des sauvegardes journalières auront lieu à une heure fixe dans le but de sécuriser les données et un protocole de restauration sera rédigé à cet effet.</text:span></text:p>
      <text:p text:style-name="P18"><text:tab/><text:span text:style-name="T7">L’ensemble des données récoltés seront soumises à la réglementation RGPD. </text:span></text:p>
      <text:p text:style-name="P17">L’utilisateur aura plein pouvoir sur ses données personnelles et de ce fait pourra consulter, modifier et supprimer son compte.</text:p>
      <text:h text:style-name="P11" text:outline-level="2"/>
      <text:h text:style-name="P10" text:outline-level="2"><text:bookmark-start text:name="__RefHeading___Toc300_4124893462"/>Infrastructure<text:bookmark-end text:name="__RefHeading___Toc300_4124893462"/></text:h>
      <text:p text:style-name="P6"/>
      <text:p text:style-name="P6"><text:tab/><text:span text:style-name="T8">Des contrôl</text:span><text:span text:style-name="T10">e</text:span><text:span text:style-name="T8">s visuels seront effectués concernant la partie responsive de l’application. </text:span></text:p>
      <text:p text:style-name="P19">Cette dernière sera testée par un ou plusieurs utilisateurs sur un ordinateur, une tablette et un portable. Cette manœuvre à pour but de s’adapter aux différents supports d’utilisation<text:span text:style-name="T10">s</text:span> de nos clients.</text:p>
      <text:p text:style-name="P19"><text:tab/>De plus, notre application devra être fonctionnelle sur Android et iOs dans la même philosophie évoquée précédemment.</text:p>
      <text:p text:style-name="P20"/>
      <text:h text:style-name="P9" text:outline-level="2"><text:bookmark-start text:name="__RefHeading___Toc298_4124893462"/>Sécurité<text:bookmark-end text:name="__RefHeading___Toc298_4124893462"/></text:h>
      <text:p text:style-name="P6"/>
      <text:p text:style-name="P6"><text:tab/><text:span text:style-name="T9">Notre application sera sécurisée sur nos deux composantes principales. </text:span></text:p>
      <text:p text:style-name="P22"><text:span text:style-name="T9">Côté Front-end, un guard </text:span><text:span text:style-name="T10">ainsi qu’un intercepteur </text:span><text:span text:style-name="T9">ser</text:span><text:span text:style-name="T10">ont</text:span></text:p>
      <text:p text:style-name="P22"><text:span text:style-name="T9"><text:s/>mis en place pour restreindre l’accès à la navigation à un utilisateur non authentifié. </text:span></text:p>
      <text:p text:style-name="P21"><text:span text:style-name="T9">Côté Back-end, nous utiliserons spring-security ainsi que Oauth2 pour gérer l’authentification de nos utilisateur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Gras" style:font-family-generic="swiss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Arial" fo:font-family="Arial" style:font-style-name="Gras" style:font-family-generic="swiss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158466" loext:opacity="100%" style:font-name="Arial" fo:font-family="Arial" style:font-style-name="Gras" style:font-family-generic="swiss" fo:font-size="12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style:font-name="Arial" fo:font-family="Arial" style:font-style-name="Gras" style:font-family-generic="swis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3:56:26.506109357</meta:creation-date>
    <dc:date>2025-01-06T15:08:15.595355354</dc:date>
    <meta:editing-duration>PT2H36M8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5" meta:paragraph-count="41" meta:word-count="460" meta:character-count="3023" meta:non-whitespace-character-count="2592"/>
  </office:meta>
</office:document-meta>
</file>